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76.74pt"/>
    </style:style>
    <style:style style:name="co4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3.41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91.7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81d41a" fo:wrap-option="wrap" fo:border="0.06pt solid #000000"/>
    </style:style>
    <style:style style:name="ce4" style:family="table-cell" style:parent-style-name="Default">
      <style:table-cell-properties fo:background-color="transparent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 calcext:value-type="string" table:number-columns-spanned="2" table:number-rows-spanned="1">
            <text:p>Kitchen == </text:p>
            <text:p>Everything's freeze-dried. /pointer</text:p>
          </table:table-cell>
          <table:covered-table-cell table:style-name="ce3"/>
          <table:table-cell table:style-name="ce3" office:value-type="string" calcext:value-type="string">
            <text:p>Gift Wrapping Center == </text:p>
            <text:p>How else do you wrap presents on the go? /giant  electromagne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2" table:number-rows-spanned="1">
            <text:p>Observatory <text:line-break/>There are a few telescopes; they're all bolted down, though./food ration</text:p>
          </table:table-cell>
          <table:covered-table-cell table:style-name="ce3"/>
          <table:table-cell table:style-name="ce3" office:value-type="string" calcext:value-type="string">
            <text:p>Sick Bay </text:p>
            <text:p> Supports both Red-Nosed Reindeer medicine and regular reindeer medicine/molten lava</text:p>
          </table:table-cell>
          <table:table-cell/>
          <table:table-cell table:style-name="ce4"/>
          <table:table-cell table:style-name="ce3" office:value-type="string" calcext:value-type="string">
            <text:p>Hallway == </text:p>
            <text:p>This area has been optimized for something; you're just not quite sure what. /Mouse</text:p>
          </table:table-cell>
          <table:table-cell table:style-name="ce3" office:value-type="string" calcext:value-type="string">
            <text:p>Holodeck</text:p>
            <text:p> Someone seems to have left it on the Giant Grid setting. /escape pod</text:p>
          </table:table-cell>
          <table:table-cell table:style-name="ce3" office:value-type="string" calcext:value-type="string">
            <text:p>Passages </text:p>
            <text:p> They're a little twisty and starting to look all alike.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 Hot Chocolate Fountain </text:p>
            <text:p> Somehow, it's still working./space law space brochure</text:p>
          </table:table-cell>
          <table:table-cell table:style-name="ce4"/>
          <table:table-cell table:style-name="ce2" office:value-type="string" calcext:value-type="string" table:number-columns-spanned="3" table:number-rows-spanned="1">
            <text:p>Stables <text:line-break/> Reindeer-sized. They're all empty/monolith</text:p>
          </table:table-cell>
          <table:covered-table-cell/>
          <table:covered-table-cell table:style-name="ce3"/>
          <table:table-cell table:style-name="ce3" office:value-type="string" calcext:value-type="string">
            <text:p>Star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 calcext:value-type="string">
            <text:p>Navigation</text:p>
            <text:p> Status: Stranded. Please supply measurements from fifty stars to recalibrate. /sand</text:p>
          </table:table-cell>
          <table:table-cell/>
          <table:table-cell table:style-name="ce4"/>
          <table:table-cell table:style-name="ce3" office:value-type="string" calcext:value-type="string">
            <text:p>Arcade/infinite loop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Warp Drive Maintenance </text:p>
            <text:p> It appears to be working normally. /asterisk</text:p>
          </table:table-cell>
          <table:table-cell table:style-name="ce3" office:value-type="string" calcext:value-type="string">
            <text:p>Corridor </text:p>
            <text:p> The metal walls and the metal floor are slightly different colors. Or are they? </text:p>
          </table:table-cell>
          <table:table-cell/>
          <table:table-cell table:style-name="ce3" office:value-type="string" calcext:value-type="string">
            <text:p>Engineering (You see a whiteboard with plans for Springdroid v2)/ photons</text:p>
          </table:table-cell>
          <table:table-cell table:style-name="ce3" office:value-type="string" calcext:value-type="string">
            <text:p>Science Lab </text:p>
            <text:p>(You see evidence here of prototype polymer design work.)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Crew Quarters </text:p>
            <text:p> The beds are all too small for you. </text:p>
          </table:table-cell>
          <table:table-cell table:style-name="ce3" office:value-type="string" calcext:value-type="string">
            <text:p>Storage </text:p>
            <text:p> The boxes just contain more boxes.  Recursively. /mutex</text:p>
          </table:table-cell>
          <table:table-cell table:number-columns-repeated="2"/>
          <table:table-cell table:style-name="ce3" office:value-type="string" calcext:value-type="string">
            <text:p>Security checkpoint == in the next room, a pressure-sensitive floor will verify your identity.</text:p>
          </table:table-cell>
          <table:table-cell table:style-name="ce3" office:value-type="string" calcext:value-type="string">
            <text:p>END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5T09:49:01.246104928</meta:creation-date>
    <dc:date>2019-12-25T10:18:55.803981495</dc:date>
    <meta:editing-duration>PT9M33S</meta:editing-duration>
    <meta:editing-cycles>3</meta:editing-cycles>
    <meta:generator>LibreOffice/6.3.3.2.0$Linux_X86_64 LibreOffice_project/30$Build-2</meta:generator>
    <meta:document-statistic meta:table-count="1" meta:cell-count="20" meta:object-count="0"/>
  </office:meta>
</office:document-meta>
</file>